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84490" officeooo:paragraph-rsid="0008449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ails comand to rub</text:p>
      <text:p text:style-name="P1"/>
      <text:p text:style-name="P1">rails g model nombrecompleto:string curp:strin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MX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2T14:42:21.070664208</meta:creation-date>
    <dc:date>2018-07-22T14:43:35.730227194</dc:date>
    <meta:editing-duration>PT1M14S</meta:editing-duration>
    <meta:editing-cycles>1</meta:editing-cycles>
    <meta:document-statistic meta:table-count="0" meta:image-count="0" meta:object-count="0" meta:page-count="1" meta:paragraph-count="2" meta:word-count="9" meta:character-count="66" meta:non-whitespace-character-count="59"/>
    <meta:generator>LibreOffice/5.1.6.2$Linux_X86_64 LibreOffice_project/10m0$Build-2</meta:generator>
  </office:meta>
</office:document-meta>
</file>